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DejaVu Sans Condensed" officeooo:paragraph-rsid="0059d97a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9d97a" officeooo:paragraph-rsid="0059d97a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officeooo:rsid="0059d97a" officeooo:paragraph-rsid="0059d97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officeooo:rsid="00651d7e" officeooo:paragraph-rsid="00651d7e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officeooo:rsid="006e2641" officeooo:paragraph-rsid="0059d97a" style:font-size-asian="12pt" style:font-size-complex="12pt"/>
    </style:style>
    <style:style style:name="P6" style:family="paragraph" style:parent-style-name="Standard">
      <style:text-properties style:font-name="DejaVu Sans Condensed"/>
    </style:style>
    <style:style style:name="P7" style:family="paragraph" style:parent-style-name="Standard">
      <style:paragraph-properties fo:text-align="center" style:justify-single-word="false"/>
      <style:text-properties style:font-name="DejaVu Sans Condensed" officeooo:paragraph-rsid="0058ec2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ec2d" officeooo:paragraph-rsid="0058ec2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58ec2d" officeooo:paragraph-rsid="0058ec2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651d7e" officeooo:paragraph-rsid="00651d7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a9416" officeooo:paragraph-rsid="006a941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c85db" officeooo:paragraph-rsid="006c85d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ec2d" officeooo:paragraph-rsid="0058ec2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58ec2d" officeooo:paragraph-rsid="0058ec2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58ec2d" officeooo:paragraph-rsid="005a676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5a676f" officeooo:paragraph-rsid="005a676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6a7612" officeooo:paragraph-rsid="006a761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66f940" officeooo:paragraph-rsid="0066f94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c85db" officeooo:paragraph-rsid="006c85d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717388" officeooo:paragraph-rsid="0071738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717388" officeooo:paragraph-rsid="007272a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DejaVu Sans Condensed" fo:font-size="12pt" fo:font-weight="bold" officeooo:rsid="00717388" officeooo:paragraph-rsid="0071738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7272ab" officeooo:paragraph-rsid="007272a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 Condensed" officeooo:rsid="005a676f" officeooo:paragraph-rsid="005a676f"/>
    </style:style>
    <style:style style:name="P25" style:family="paragraph" style:parent-style-name="Standard">
      <style:paragraph-properties fo:text-align="center" style:justify-single-word="false"/>
      <style:text-properties style:font-name="DejaVu Sans Condensed" officeooo:rsid="0066f940" officeooo:paragraph-rsid="0066f940"/>
    </style:style>
    <style:style style:name="P26" style:family="paragraph" style:parent-style-name="Standard">
      <style:paragraph-properties fo:text-align="start" style:justify-single-word="false"/>
      <style:text-properties style:font-name="DejaVu Sans Condensed" officeooo:paragraph-rsid="0058ec2d"/>
    </style:style>
    <style:style style:name="P27" style:family="paragraph" style:parent-style-name="Standard">
      <style:paragraph-properties fo:text-align="center" style:justify-single-word="false"/>
      <style:text-properties style:font-name="DejaVu Sans Condensed" officeooo:rsid="0058ec2d" officeooo:paragraph-rsid="0058ec2d"/>
    </style:style>
    <style:style style:name="P28" style:family="paragraph" style:parent-style-name="Standard">
      <style:paragraph-properties fo:text-align="start" style:justify-single-word="false"/>
      <style:text-properties style:font-name="DejaVu Sans Condensed" officeooo:rsid="0058ec2d" officeooo:paragraph-rsid="0058ec2d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weight="bold" officeooo:rsid="0058ec2d" officeooo:paragraph-rsid="0058ec2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 Condensed" officeooo:rsid="00717388" officeooo:paragraph-rsid="00717388"/>
    </style:style>
    <style:style style:name="P31" style:family="paragraph" style:parent-style-name="Standard">
      <style:paragraph-properties fo:text-align="center" style:justify-single-word="false"/>
      <style:text-properties style:font-name="DejaVu Sans Condensed" officeooo:rsid="00727ba7" officeooo:paragraph-rsid="00727ba7"/>
    </style:style>
    <style:style style:name="P32" style:family="paragraph" style:parent-style-name="Standard">
      <style:paragraph-properties fo:text-align="center" style:justify-single-word="false"/>
      <style:text-properties style:font-name="DejaVu Sans Condensed" officeooo:rsid="00727ba7" officeooo:paragraph-rsid="00717388"/>
    </style:style>
    <style:style style:name="P33" style:family="paragraph" style:parent-style-name="Standard">
      <style:paragraph-properties fo:text-align="center" style:justify-single-word="false"/>
      <style:text-properties style:font-name="DejaVu Sans Condensed" officeooo:rsid="00755783" officeooo:paragraph-rsid="00755783"/>
    </style:style>
    <style:style style:name="P3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bold" officeooo:rsid="005c4dcb" officeooo:paragraph-rsid="005c4dc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5a676f" officeooo:paragraph-rsid="005a676f"/>
    </style:style>
    <style:style style:name="P3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5a0de6" officeooo:paragraph-rsid="005a0de6"/>
    </style:style>
    <style:style style:name="P3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68947e" officeooo:paragraph-rsid="0068947e"/>
    </style:style>
    <style:style style:name="P3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68b364" officeooo:paragraph-rsid="0068b364"/>
    </style:style>
    <style:style style:name="P3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67919e" officeooo:paragraph-rsid="0067919e"/>
    </style:style>
    <style:style style:name="P4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661f35" officeooo:paragraph-rsid="00661f35"/>
    </style:style>
    <style:style style:name="P4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58ec2d" officeooo:paragraph-rsid="0058ec2d"/>
    </style:style>
    <style:style style:name="P42" style:family="paragraph" style:parent-style-name="Standard">
      <style:paragraph-properties fo:text-align="center" style:justify-single-word="false"/>
      <style:text-properties style:text-line-through-style="solid" style:text-line-through-type="single" style:font-name="DejaVu Sans Condensed" officeooo:rsid="005a676f" officeooo:paragraph-rsid="005a676f"/>
    </style:style>
    <style:style style:name="P43" style:family="paragraph" style:parent-style-name="Standard">
      <style:paragraph-properties fo:text-align="center" style:justify-single-word="false"/>
      <style:text-properties style:text-line-through-style="solid" style:text-line-through-type="single" style:font-name="DejaVu Sans Condensed" officeooo:rsid="0058ec2d" officeooo:paragraph-rsid="0058ec2d"/>
    </style:style>
    <style:style style:name="P44" style:family="paragraph" style:parent-style-name="Standard">
      <style:paragraph-properties fo:text-align="start" style:justify-single-word="false"/>
      <style:text-properties officeooo:paragraph-rsid="006e2641"/>
    </style:style>
    <style:style style:name="P45" style:family="paragraph" style:parent-style-name="Standard">
      <style:paragraph-properties fo:text-align="start" style:justify-single-word="false"/>
      <style:text-properties officeooo:paragraph-rsid="0058ec2d"/>
    </style:style>
    <style:style style:name="P46" style:family="paragraph" style:parent-style-name="Standard">
      <style:text-properties style:font-name="DejaVu Sans Condensed" officeooo:rsid="0075b0e2" officeooo:paragraph-rsid="0075b0e2"/>
    </style:style>
    <style:style style:name="P47" style:family="paragraph" style:parent-style-name="Standard">
      <style:text-properties style:font-name="DejaVu Sans Condensed" officeooo:rsid="0077ab69" officeooo:paragraph-rsid="0077ab69"/>
    </style:style>
    <style:style style:name="T1" style:family="text">
      <style:text-properties style:font-name="DejaVu Sans Condensed" fo:font-size="12pt" fo:font-weight="normal" officeooo:rsid="006e2641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7019b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63f5e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8ec2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77204c" style:font-size-asian="12pt" style:font-weight-asian="bold" style:font-size-complex="12pt" style:font-weight-complex="bold"/>
    </style:style>
    <style:style style:name="T6" style:family="text">
      <style:text-properties officeooo:rsid="005a676f"/>
    </style:style>
    <style:style style:name="T7" style:family="text">
      <style:text-properties officeooo:rsid="005e23a1"/>
    </style:style>
    <style:style style:name="T8" style:family="text">
      <style:text-properties officeooo:rsid="005f9c86"/>
    </style:style>
    <style:style style:name="T9" style:family="text">
      <style:text-properties officeooo:rsid="00651d7e"/>
    </style:style>
    <style:style style:name="T10" style:family="text">
      <style:text-properties officeooo:rsid="0067919e"/>
    </style:style>
    <style:style style:name="T11" style:family="text">
      <style:text-properties officeooo:rsid="006a9416"/>
    </style:style>
    <style:style style:name="T12" style:family="text">
      <style:text-properties fo:font-size="12pt" fo:font-weight="bold" officeooo:rsid="0063f5e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8ec2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9d97a" style:font-size-asian="12pt" style:font-weight-asian="bold" style:font-size-complex="12pt" style:font-weight-complex="bold"/>
    </style:style>
    <style:style style:name="T15" style:family="text">
      <style:text-properties fo:font-size="12pt" fo:font-weight="normal" officeooo:rsid="0058ec2d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651d7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5c4dcb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59d97a" style:font-size-asian="12pt" style:font-weight-asian="normal" style:font-size-complex="12pt" style:font-weight-complex="normal"/>
    </style:style>
    <style:style style:name="T19" style:family="text">
      <style:text-properties officeooo:rsid="0058ec2d"/>
    </style:style>
    <style:style style:name="T20" style:family="text">
      <style:text-properties officeooo:rsid="007272ab"/>
    </style:style>
    <style:style style:name="T21" style:family="text">
      <style:text-properties officeooo:rsid="0077204c"/>
    </style:style>
    <style:style style:name="T22" style:family="text">
      <style:text-properties officeooo:rsid="0077a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3">800</text:span><text:span text:style-name="T4"> - </text:span><text:span text:style-name="T5">Overlord bot commands</text:span></text:p>
      <text:p text:style-name="P8"/>
      <text:p text:style-name="P19">Overlord bot commands</text:p>
      <text:p text:style-name="P12">"Overlord, Havoc 1 1, radio check"</text:p>
      <text:p text:style-name="P12">"Overlord, Havoc 1 1, set tripwire NN miles" -- Bot alerts you to enemies within that distance of you.</text:p>
      <text:p text:style-name="P12">"Overlord, Havoc 1 1, request X mission" where X is SEAD, Strike, CAP, etc.</text:p>
      <text:p text:style-name="P6">"Overlord, Havoc 1 1, joining mission NNNN" where NNNN is the mission number.</text:p>
      <text:p text:style-name="P46">"Overlord, Havoc 1 1, bearing to Incirlik"<text:span text:style-name="T22"> -- Or any other airbase.</text:span></text:p>
      <text:p text:style-name="P47">"Overlord, Havoc 1 1, bearing to Havoc 1 2" -- Or any other p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28T12:25:14.392000000</dc:date>
    <meta:editing-duration>PT14H29M21S</meta:editing-duration>
    <meta:editing-cycles>8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8" meta:word-count="86" meta:character-count="470" meta:non-whitespace-character-count="392"/>
  </office:meta>
</office:document-meta>
</file>